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peedup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Image Filter Combination</text:p>
          </table:table-cell>
          <table:table-cell office:value-type="string" calcext:value-type="string">
            <text:p><text:s/>Sequential Time</text:p>
          </table:table-cell>
          <table:table-cell office:value-type="string" calcext:value-type="string">
            <text:p><text:s/>4 Threads Time</text:p>
          </table:table-cell>
          <table:table-cell office:value-type="string" calcext:value-type="string">
            <text:p><text:s/>8 Threads Time</text:p>
          </table:table-cell>
          <table:table-cell office:value-type="string" calcext:value-type="string">
            <text:p><text:s/>16 Threads Time</text:p>
          </table:table-cell>
          <table:table-cell office:value-type="string" calcext:value-type="string">
            <text:p><text:s/>32 Threads Time</text:p>
          </table:table-cell>
          <table:table-cell office:value-type="string" calcext:value-type="string">
            <text:p><text:s/>48 Threads 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2048.tif / Gaussian-blur</text:p>
          </table:table-cell>
          <table:table-cell office:value-type="float" office:value="0.173817" calcext:value-type="float">
            <text:p>0.173817</text:p>
          </table:table-cell>
          <table:table-cell office:value-type="float" office:value="0.0109685" calcext:value-type="float">
            <text:p>0.0109685</text:p>
          </table:table-cell>
          <table:table-cell office:value-type="float" office:value="0.00942575" calcext:value-type="float">
            <text:p>0.00942575</text:p>
          </table:table-cell>
          <table:table-cell office:value-type="float" office:value="0.00919634" calcext:value-type="float">
            <text:p>0.00919634</text:p>
          </table:table-cell>
          <table:table-cell office:value-type="float" office:value="0.00863751" calcext:value-type="float">
            <text:p>0.00863751</text:p>
          </table:table-cell>
          <table:table-cell office:value-type="float" office:value="0.00797761" calcext:value-type="float">
            <text:p>0.00797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2048.tif / Identity-7</text:p>
          </table:table-cell>
          <table:table-cell office:value-type="float" office:value="0.793584" calcext:value-type="float">
            <text:p>0.793584</text:p>
          </table:table-cell>
          <table:table-cell office:value-type="float" office:value="0.0181126" calcext:value-type="float">
            <text:p>0.0181126</text:p>
          </table:table-cell>
          <table:table-cell office:value-type="float" office:value="0.0128325" calcext:value-type="float">
            <text:p>0.0128325</text:p>
          </table:table-cell>
          <table:table-cell office:value-type="float" office:value="0.0125035" calcext:value-type="float">
            <text:p>0.0125035</text:p>
          </table:table-cell>
          <table:table-cell office:value-type="float" office:value="0.0123038" calcext:value-type="float">
            <text:p>0.0123038</text:p>
          </table:table-cell>
          <table:table-cell office:value-type="float" office:value="0.00794289" calcext:value-type="float">
            <text:p>0.0079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8192.tif / Gaussian-blur</text:p>
          </table:table-cell>
          <table:table-cell office:value-type="float" office:value="2.78992" calcext:value-type="float">
            <text:p>2.78992</text:p>
          </table:table-cell>
          <table:table-cell office:value-type="float" office:value="0.153593" calcext:value-type="float">
            <text:p>0.153593</text:p>
          </table:table-cell>
          <table:table-cell office:value-type="float" office:value="0.127726" calcext:value-type="float">
            <text:p>0.127726</text:p>
          </table:table-cell>
          <table:table-cell office:value-type="float" office:value="0.125768" calcext:value-type="float">
            <text:p>0.125768</text:p>
          </table:table-cell>
          <table:table-cell office:value-type="float" office:value="0.12455" calcext:value-type="float">
            <text:p>0.12455</text:p>
          </table:table-cell>
          <table:table-cell office:value-type="float" office:value="0.106876" calcext:value-type="float">
            <text:p>0.106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rth-8192.tif / Identity-7</text:p>
          </table:table-cell>
          <table:table-cell office:value-type="float" office:value="12.7835" calcext:value-type="float">
            <text:p>12.7835</text:p>
          </table:table-cell>
          <table:table-cell office:value-type="float" office:value="0.268858" calcext:value-type="float">
            <text:p>0.268858</text:p>
          </table:table-cell>
          <table:table-cell office:value-type="float" office:value="0.183408" calcext:value-type="float">
            <text:p>0.183408</text:p>
          </table:table-cell>
          <table:table-cell office:value-type="float" office:value="0.175923" calcext:value-type="float">
            <text:p>0.175923</text:p>
          </table:table-cell>
          <table:table-cell office:value-type="float" office:value="0.173815" calcext:value-type="float">
            <text:p>0.173815</text:p>
          </table:table-cell>
          <table:table-cell office:value-type="float" office:value="0.107304" calcext:value-type="float">
            <text:p>0.107304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Image Filter Combination</text:p>
          </table:table-cell>
          <table:table-cell office:value-type="string" calcext:value-type="string">
            <text:p><text:s/>Sequential Time</text:p>
          </table:table-cell>
          <table:table-cell office:value-type="string" calcext:value-type="string">
            <text:p>4*4 Thread Block</text:p>
          </table:table-cell>
          <table:table-cell office:value-type="string" calcext:value-type="string">
            <text:p>8*8 Thread Block</text:p>
          </table:table-cell>
          <table:table-cell office:value-type="string" calcext:value-type="string">
            <text:p>16*16 Thread Block</text:p>
          </table:table-cell>
          <table:table-cell office:value-type="string" calcext:value-type="string">
            <text:p>32*32 Thread Block</text:p>
          </table:table-cell>
          <table:table-cell office:value-type="string" calcext:value-type="string">
            <text:p>48*48 Thread Block</text:p>
          </table:table-cell>
          <table:table-cell office:value-type="string" calcext:value-type="string">
            <text:p><text:s/>4 Threads Time</text:p>
          </table:table-cell>
          <table:table-cell office:value-type="string" calcext:value-type="string">
            <text:p><text:s/>8 Threads Time</text:p>
          </table:table-cell>
          <table:table-cell office:value-type="string" calcext:value-type="string">
            <text:p><text:s/>16 Threads Time</text:p>
          </table:table-cell>
          <table:table-cell office:value-type="string" calcext:value-type="string">
            <text:p><text:s/>32 Threads Time</text:p>
          </table:table-cell>
          <table:table-cell office:value-type="string" calcext:value-type="string">
            <text:p><text:s/>48 Threads Time</text:p>
          </table:table-cell>
        </table:table-row>
        <table:table-row table:style-name="ro1">
          <table:table-cell office:value-type="string" calcext:value-type="string">
            <text:p>earth-2048.tif / Gaussian-blur</text:p>
          </table:table-cell>
          <table:table-cell table:style-name="ce1" office:value-type="float" office:value="0.173817" calcext:value-type="float">
            <text:p>0.174</text:p>
          </table:table-cell>
          <table:table-cell table:style-name="ce1" table:formula="of:=[.B10]/[.H10]" office:value-type="float" office:value="15.8469252860464" calcext:value-type="float">
            <text:p>15.847</text:p>
          </table:table-cell>
          <table:table-cell table:style-name="ce1" table:formula="of:=[.B10]/[.I10]" office:value-type="float" office:value="18.4406545898204" calcext:value-type="float">
            <text:p>18.441</text:p>
          </table:table-cell>
          <table:table-cell table:style-name="ce1" table:formula="of:=[.B10]/[.J10]" office:value-type="float" office:value="18.9006713540387" calcext:value-type="float">
            <text:p>18.901</text:p>
          </table:table-cell>
          <table:table-cell table:style-name="ce1" table:formula="of:=[.B10]/[.K10]" office:value-type="float" office:value="20.1235078164888" calcext:value-type="float">
            <text:p>20.124</text:p>
          </table:table-cell>
          <table:table-cell table:style-name="ce1" table:formula="of:=[.B10]/[.L10]" office:value-type="float" office:value="21.78810445735" calcext:value-type="float">
            <text:p>21.788</text:p>
          </table:table-cell>
          <table:table-cell office:value-type="float" office:value="0.0109685" calcext:value-type="float">
            <text:p>0.0109685</text:p>
          </table:table-cell>
          <table:table-cell office:value-type="float" office:value="0.00942575" calcext:value-type="float">
            <text:p>0.00942575</text:p>
          </table:table-cell>
          <table:table-cell office:value-type="float" office:value="0.00919634" calcext:value-type="float">
            <text:p>0.00919634</text:p>
          </table:table-cell>
          <table:table-cell office:value-type="float" office:value="0.00863751" calcext:value-type="float">
            <text:p>0.00863751</text:p>
          </table:table-cell>
          <table:table-cell office:value-type="float" office:value="0.00797761" calcext:value-type="float">
            <text:p>0.00797761</text:p>
          </table:table-cell>
        </table:table-row>
        <table:table-row table:style-name="ro1">
          <table:table-cell office:value-type="string" calcext:value-type="string">
            <text:p>earth-2048.tif / Identity-7</text:p>
          </table:table-cell>
          <table:table-cell table:style-name="ce1" office:value-type="float" office:value="0.793584" calcext:value-type="float">
            <text:p>0.794</text:p>
          </table:table-cell>
          <table:table-cell table:style-name="ce1" table:formula="of:=[.B11]/[.H11]" office:value-type="float" office:value="43.8139195918863" calcext:value-type="float">
            <text:p>43.814</text:p>
          </table:table-cell>
          <table:table-cell table:style-name="ce1" table:formula="of:=[.B11]/[.I11]" office:value-type="float" office:value="61.8417299824664" calcext:value-type="float">
            <text:p>61.842</text:p>
          </table:table-cell>
          <table:table-cell table:style-name="ce1" table:formula="of:=[.B11]/[.J11]" office:value-type="float" office:value="63.4689486943656" calcext:value-type="float">
            <text:p>63.469</text:p>
          </table:table-cell>
          <table:table-cell table:style-name="ce1" table:formula="of:=[.B11]/[.K11]" office:value-type="float" office:value="64.4990978396918" calcext:value-type="float">
            <text:p>64.499</text:p>
          </table:table-cell>
          <table:table-cell table:style-name="ce1" table:formula="of:=[.B11]/[.L11]" office:value-type="float" office:value="99.9112413743612" calcext:value-type="float">
            <text:p>99.911</text:p>
          </table:table-cell>
          <table:table-cell office:value-type="float" office:value="0.0181126" calcext:value-type="float">
            <text:p>0.0181126</text:p>
          </table:table-cell>
          <table:table-cell office:value-type="float" office:value="0.0128325" calcext:value-type="float">
            <text:p>0.0128325</text:p>
          </table:table-cell>
          <table:table-cell office:value-type="float" office:value="0.0125035" calcext:value-type="float">
            <text:p>0.0125035</text:p>
          </table:table-cell>
          <table:table-cell office:value-type="float" office:value="0.0123038" calcext:value-type="float">
            <text:p>0.0123038</text:p>
          </table:table-cell>
          <table:table-cell office:value-type="float" office:value="0.00794289" calcext:value-type="float">
            <text:p>0.00794289</text:p>
          </table:table-cell>
        </table:table-row>
        <table:table-row table:style-name="ro1">
          <table:table-cell office:value-type="string" calcext:value-type="string">
            <text:p>earth-8192.tif / Gaussian-blur</text:p>
          </table:table-cell>
          <table:table-cell table:style-name="ce1" office:value-type="float" office:value="2.78992" calcext:value-type="float">
            <text:p>2.790</text:p>
          </table:table-cell>
          <table:table-cell table:style-name="ce1" table:formula="of:=[.B12]/[.H12]" office:value-type="float" office:value="18.1643694699628" calcext:value-type="float">
            <text:p>18.164</text:p>
          </table:table-cell>
          <table:table-cell table:style-name="ce1" table:formula="of:=[.B12]/[.I12]" office:value-type="float" office:value="21.8430076883328" calcext:value-type="float">
            <text:p>21.843</text:p>
          </table:table-cell>
          <table:table-cell table:style-name="ce1" table:formula="of:=[.B12]/[.J12]" office:value-type="float" office:value="22.1830672349087" calcext:value-type="float">
            <text:p>22.183</text:p>
          </table:table-cell>
          <table:table-cell table:style-name="ce1" table:formula="of:=[.B12]/[.K12]" office:value-type="float" office:value="22.4" calcext:value-type="float">
            <text:p>22.400</text:p>
          </table:table-cell>
          <table:table-cell table:style-name="ce1" table:formula="of:=[.B12]/[.L12]" office:value-type="float" office:value="26.1042703694001" calcext:value-type="float">
            <text:p>26.104</text:p>
          </table:table-cell>
          <table:table-cell office:value-type="float" office:value="0.153593" calcext:value-type="float">
            <text:p>0.153593</text:p>
          </table:table-cell>
          <table:table-cell office:value-type="float" office:value="0.127726" calcext:value-type="float">
            <text:p>0.127726</text:p>
          </table:table-cell>
          <table:table-cell office:value-type="float" office:value="0.125768" calcext:value-type="float">
            <text:p>0.125768</text:p>
          </table:table-cell>
          <table:table-cell office:value-type="float" office:value="0.12455" calcext:value-type="float">
            <text:p>0.12455</text:p>
          </table:table-cell>
          <table:table-cell office:value-type="float" office:value="0.106876" calcext:value-type="float">
            <text:p>0.106876</text:p>
          </table:table-cell>
        </table:table-row>
        <table:table-row table:style-name="ro1">
          <table:table-cell office:value-type="string" calcext:value-type="string">
            <text:p>earth-8192.tif / Identity-7</text:p>
          </table:table-cell>
          <table:table-cell table:style-name="ce1" office:value-type="float" office:value="12.7835" calcext:value-type="float">
            <text:p>12.784</text:p>
          </table:table-cell>
          <table:table-cell table:style-name="ce1" table:formula="of:=[.B13]/[.H13]" office:value-type="float" office:value="47.5474042059377" calcext:value-type="float">
            <text:p>47.547</text:p>
          </table:table-cell>
          <table:table-cell table:style-name="ce1" table:formula="of:=[.B13]/[.I13]" office:value-type="float" office:value="69.6997949925848" calcext:value-type="float">
            <text:p>69.700</text:p>
          </table:table-cell>
          <table:table-cell table:style-name="ce1" table:formula="of:=[.B13]/[.J13]" office:value-type="float" office:value="72.6653138020611" calcext:value-type="float">
            <text:p>72.665</text:p>
          </table:table-cell>
          <table:table-cell table:style-name="ce1" table:formula="of:=[.B13]/[.K13]" office:value-type="float" office:value="73.5465868883583" calcext:value-type="float">
            <text:p>73.547</text:p>
          </table:table-cell>
          <table:table-cell table:style-name="ce1" table:formula="of:=[.B13]/[.L13]" office:value-type="float" office:value="119.13348989786" calcext:value-type="float">
            <text:p>119.133</text:p>
          </table:table-cell>
          <table:table-cell office:value-type="float" office:value="0.268858" calcext:value-type="float">
            <text:p>0.268858</text:p>
          </table:table-cell>
          <table:table-cell office:value-type="float" office:value="0.183408" calcext:value-type="float">
            <text:p>0.183408</text:p>
          </table:table-cell>
          <table:table-cell office:value-type="float" office:value="0.175923" calcext:value-type="float">
            <text:p>0.175923</text:p>
          </table:table-cell>
          <table:table-cell office:value-type="float" office:value="0.173815" calcext:value-type="float">
            <text:p>0.173815</text:p>
          </table:table-cell>
          <table:table-cell office:value-type="float" office:value="0.107304" calcext:value-type="float">
            <text:p>0.107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22:01:36.257133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22:12:25.245482417</dc:date>
    <meta:editing-duration>PT12M22S</meta:editing-duration>
    <meta:editing-cycles>5</meta:editing-cycles>
    <meta:generator>LibreOffice/5.2.7.2$Linux_X86_64 LibreOffice_project/20m0$Build-2</meta:generator>
    <meta:document-statistic meta:table-count="1" meta:cell-count="95" meta:object-count="0"/>
  </office:meta>
</office:document-meta>
</file>